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Noto Sans CJK TC1" svg:font-family="'Noto Sans CJK TC'" style:font-adornments="Regular" style:font-family-generic="swiss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59cm" fo:min-width="1.625cm" fo:padding-top="0.142cm" fo:padding-bottom="0.142cm" fo:padding-left="0.267cm" fo:padding-right="0.267cm"/>
    </style:style>
    <style:style style:name="gr2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3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6" style:family="graphic" style:parent-style-name="standard" style:list-style-name="L1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59cm" fo:min-width="1.625cm" fo:padding-top="0.142cm" fo:padding-bottom="0.142cm" fo:padding-left="0.267cm" fo:padding-right="0.267cm"/>
    </style:style>
    <style:style style:name="gr7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8" style:family="graphic" style:parent-style-name="standard" style:list-style-name="L2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59cm" fo:min-width="1.625cm" fo:padding-top="0.142cm" fo:padding-bottom="0.142cm" fo:padding-left="0.267cm" fo:padding-right="0.267cm"/>
    </style:style>
    <style:style style:name="gr11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12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13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14" style:family="graphic" style:parent-style-name="standard" style:list-style-name="L1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59cm" fo:min-width="1.625cm" fo:padding-top="0.142cm" fo:padding-bottom="0.142cm" fo:padding-left="0.267cm" fo:padding-right="0.267cm"/>
    </style:style>
    <style:style style:name="gr15" style:family="graphic" style:parent-style-name="standard" style:list-style-name="L1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59cm" fo:min-width="1.625cm" fo:padding-top="0.142cm" fo:padding-bottom="0.142cm" fo:padding-left="0.267cm" fo:padding-right="0.267cm"/>
    </style:style>
    <style:style style:name="gr16" style:family="graphic" style:parent-style-name="standard" style:list-style-name="L1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59cm" fo:min-width="1.625cm" fo:padding-top="0.142cm" fo:padding-bottom="0.142cm" fo:padding-left="0.267cm" fo:padding-right="0.267cm"/>
    </style:style>
    <style:style style:name="gr17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18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59cm" fo:min-width="1.625cm" fo:padding-top="0.142cm" fo:padding-bottom="0.142cm" fo:padding-left="0.267cm" fo:padding-right="0.267cm"/>
    </style:style>
    <style:style style:name="gr21" style:family="graphic" style:parent-style-name="standard" style:list-style-name="L2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59cm" fo:min-width="1.625cm" fo:padding-top="0.142cm" fo:padding-bottom="0.142cm" fo:padding-left="0.267cm" fo:padding-right="0.267cm"/>
    </style:style>
    <style:style style:name="gr24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25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26" style:family="graphic" style:parent-style-name="standard" style:list-style-name="L1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59cm" fo:min-width="1.625cm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53cm" svg:stroke-color="#ff0066" draw:marker-start="Arrow" draw:marker-start-width="0.38cm" draw:marker-end="Arrow" draw:marker-end-width="0.38cm" draw:fill="none" draw:textarea-vertical-align="middle" fo:padding-top="0.152cm" fo:padding-bottom="0.152cm" fo:padding-left="0.277cm" fo:padding-right="0.277cm"/>
    </style:style>
    <style:style style:name="gr28" style:family="graphic" style:parent-style-name="standard" style:list-style-name="L1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59cm" fo:min-width="1.625cm" fo:padding-top="0.142cm" fo:padding-bottom="0.142cm" fo:padding-left="0.267cm" fo:padding-right="0.267cm"/>
    </style:style>
    <style:style style:name="gr29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31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32" style:family="graphic" style:parent-style-name="standard" style:list-style-name="L1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59cm" fo:min-width="1.625cm" fo:padding-top="0.142cm" fo:padding-bottom="0.142cm" fo:padding-left="0.267cm" fo:padding-right="0.267cm"/>
    </style:style>
    <style:style style:name="gr33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34" style:family="graphic" style:parent-style-name="standard" style:list-style-name="L2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35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59cm" fo:min-width="1.625cm" fo:padding-top="0.142cm" fo:padding-bottom="0.142cm" fo:padding-left="0.267cm" fo:padding-right="0.267cm"/>
    </style:style>
    <style:style style:name="gr37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38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40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gr41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2.895cm" fo:padding-top="0.151cm" fo:padding-bottom="0.151cm" fo:padding-left="0.276cm" fo:padding-right="0.276cm"/>
    </style:style>
    <style:style style:name="P1" style:family="paragraph">
      <style:paragraph-properties fo:margin-left="0cm" fo:margin-right="0cm" fo:margin-top="0cm" fo:margin-bottom="0cm" fo:line-height="120%" fo:text-align="end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2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eiti T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eiti T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eiti T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Noto Sans CJK TC1" fo:font-size="18pt" fo:font-style="normal" fo:text-shadow="none" style:text-underline-style="none" fo:font-weight="normal" style:letter-kerning="true" style:font-name-asian="Heiti T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Noto Sans CJK TC1" fo:font-size="18pt" fo:font-style="normal" fo:text-shadow="none" style:text-underline-style="none" fo:font-weight="normal" style:letter-kerning="true" style:font-name-asian="Heiti T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59cm" svg:height="1.143cm" svg:x="23.9cm" svg:y="4.862cm">
          <text:p text:style-name="P1"><text:span text:style-name="T1">輸入驗證集的</text:span></text:p>
          <text:p text:style-name="P1"><text:span text:style-name="T1">面積進行預測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4" xml:id="id1" draw:id="id1" draw:layer="layout" svg:width="3.429cm" svg:height="2.794cm" svg:x="2.166cm" svg:y="4.953cm">
          <text:p text:style-name="P3"><text:span text:style-name="T1">多變量</text:span></text:p>
          <text:p text:style-name="P3"><text:span text:style-name="T1">生態資料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429cm" svg:height="2.794cm" svg:x="7.821cm" svg:y="4.953cm">
          <text:p text:style-name="P3"><text:span text:style-name="T1">單變量</text:span></text:p>
          <text:p text:style-name="P3"><text:span text:style-name="T1">生態分數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5.595cm" svg:y1="6.35cm" svg:x2="7.821cm" svg:y2="6.35cm" draw:start-shape="id1" draw:start-glue-point="1" draw:end-shape="id2" draw:end-glue-point="3" svg:d="M5595 6350h2226" svg:viewBox="0 0 2227 1">
          <text:p/>
        </draw:connector>
        <draw:custom-shape draw:style-name="gr5" draw:text-style-name="P4" xml:id="id5" draw:id="id5" draw:layer="layout" svg:width="3.429cm" svg:height="2.794cm" svg:x="19.121cm" svg:y="4.953cm">
          <text:p text:style-name="P3"><text:span text:style-name="T1">訓練出的</text:span></text:p>
          <text:p text:style-name="P3"><text:span text:style-name="T1">線性模型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159cm" svg:height="1.143cm" svg:x="16.492cm" svg:y="4.88cm">
          <text:p text:style-name="P3"><text:span text:style-name="T1">複迴歸與</text:span></text:p>
          <text:p text:style-name="P3"><text:span text:style-name="T1">變數選擇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4" xml:id="id3" draw:id="id3" draw:layer="layout" svg:width="3.429cm" svg:height="2.794cm" svg:x="12.521cm" svg:y="4.953cm">
          <text:p text:style-name="P3"><text:span text:style-name="T2">訓練集</text:span></text:p>
          <text:p text:style-name="P3"><text:span text:style-name="T2">生態分數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1.25cm" svg:y1="6.35cm" svg:x2="12.521cm" svg:y2="6.35cm" draw:start-shape="id2" draw:start-glue-point="1" draw:end-shape="id3" draw:end-glue-point="3" svg:d="M11250 6350h1271" svg:viewBox="0 0 1272 1">
          <text:p/>
        </draw:connector>
        <draw:custom-shape draw:style-name="gr8" draw:text-style-name="P6" xml:id="id4" draw:id="id4" draw:layer="layout" svg:width="3.429cm" svg:height="2.794cm" svg:x="12.521cm" svg:y="8.353cm">
          <text:p text:style-name="P3"><text:span text:style-name="T2">驗證集</text:span></text:p>
          <text:p text:style-name="P3"><text:span text:style-name="T2">生態分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9.535cm" svg:y1="7.747cm" svg:x2="12.521cm" svg:y2="9.75cm" draw:start-shape="id2" draw:start-glue-point="2" draw:end-shape="id4" draw:end-glue-point="3" svg:d="M9535 7747v2003h2986" svg:viewBox="0 0 2987 2004">
          <text:p/>
        </draw:connector>
        <draw:connector draw:style-name="gr4" draw:text-style-name="P5" draw:layer="layout" svg:x1="15.95cm" svg:y1="6.35cm" svg:x2="19.121cm" svg:y2="6.35cm" draw:start-shape="id3" draw:start-glue-point="1" draw:end-shape="id5" svg:d="M15950 6350h3171" svg:viewBox="0 0 3172 1">
          <text:p/>
        </draw:connector>
        <draw:custom-shape draw:style-name="gr9" draw:text-style-name="P4" xml:id="id6" draw:id="id6" draw:layer="layout" svg:width="3.429cm" svg:height="2.794cm" svg:x="27.521cm" svg:y="4.953cm">
          <text:p text:style-name="P3"><text:span text:style-name="T2">生態分數</text:span></text:p>
          <text:p text:style-name="P3"><text:span text:style-name="T2">驗證集</text:span></text:p>
          <text:p text:style-name="P3"><text:span text:style-name="T2">預測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2.55cm" svg:y1="6.35cm" svg:x2="27.521cm" svg:y2="6.35cm" draw:start-shape="id5" draw:start-glue-point="1" draw:end-shape="id6" draw:end-glue-point="3" svg:d="M22550 6350h4971" svg:viewBox="0 0 4972 1">
          <text:p/>
        </draw:connector>
        <draw:custom-shape draw:style-name="gr10" draw:text-style-name="P4" draw:layer="layout" svg:width="2.159cm" svg:height="1.143cm" svg:x="5.556cm" svg:y="5.261cm">
          <text:p text:style-name="P3"><text:span text:style-name="T1">降維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4" xml:id="id7" draw:id="id7" draw:layer="layout" svg:width="3.429cm" svg:height="2.794cm" svg:x="36.453cm" svg:y="8.616cm">
          <text:p text:style-name="P3"><text:span text:style-name="T1">多變量</text:span></text:p>
          <text:p text:style-name="P3"><text:span text:style-name="T1">生態資料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" draw:id="id8" draw:layer="layout" svg:width="3.429cm" svg:height="2.794cm" svg:x="42.108cm" svg:y="8.616cm">
          <text:p text:style-name="P3"><text:span text:style-name="T1">單變量</text:span></text:p>
          <text:p text:style-name="P3"><text:span text:style-name="T1">生態分數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39.882cm" svg:y1="10.013cm" svg:x2="42.108cm" svg:y2="10.013cm" draw:start-shape="id7" draw:start-glue-point="1" draw:end-shape="id8" draw:end-glue-point="3" svg:d="M39882 10013h2226" svg:viewBox="0 0 2227 1">
          <text:p/>
        </draw:connector>
        <draw:custom-shape draw:style-name="gr13" draw:text-style-name="P4" xml:id="id9" draw:id="id9" draw:layer="layout" svg:width="3.429cm" svg:height="2.794cm" svg:x="53.408cm" svg:y="8.616cm">
          <text:p text:style-name="P3"><text:span text:style-name="T1">訓練出的</text:span></text:p>
          <text:p text:style-name="P3"><text:span text:style-name="T1">線性模型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159cm" svg:height="1.143cm" svg:x="48.579cm" svg:y="8.843cm">
          <text:p text:style-name="P3"><text:span text:style-name="T1">複迴歸與變數選擇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5" draw:layer="layout" svg:x1="45.537cm" svg:y1="10.013cm" svg:x2="53.408cm" svg:y2="10.013cm" draw:start-shape="id8" draw:start-glue-point="1" draw:end-shape="id9" svg:d="M45537 10013h7871" svg:viewBox="0 0 7872 1">
          <text:p/>
        </draw:connector>
        <draw:custom-shape draw:style-name="gr15" draw:text-style-name="P4" draw:layer="layout" svg:width="2.159cm" svg:height="1.143cm" svg:x="39.843cm" svg:y="8.924cm">
          <text:p text:style-name="P3"><text:span text:style-name="T1">降維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2" draw:layer="layout" svg:width="2.159cm" svg:height="1.143cm" svg:x="24.199cm" svg:y="17.019cm">
          <text:p text:style-name="P1"><text:span text:style-name="T1">輸入驗證集的</text:span></text:p>
          <text:p text:style-name="P1"><text:span text:style-name="T1">面積進行預測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4" xml:id="id10" draw:id="id10" draw:layer="layout" svg:width="3.429cm" svg:height="2.794cm" svg:x="6.765cm" svg:y="17.11cm">
          <text:p text:style-name="P3"><text:span text:style-name="T1">訓練集</text:span></text:p>
          <text:p text:style-name="P3"><text:span text:style-name="T1">多變量</text:span></text:p>
          <text:p text:style-name="P3"><text:span text:style-name="T1">生態資料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11" draw:id="id11" draw:layer="layout" svg:width="3.429cm" svg:height="2.794cm" svg:x="12.42cm" svg:y="17.11cm">
          <text:p text:style-name="P3"><text:span text:style-name="T2">訓練集</text:span></text:p>
          <text:p text:style-name="P3"><text:span text:style-name="T1">單變量</text:span></text:p>
          <text:p text:style-name="P3"><text:span text:style-name="T1">生態分數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0.194cm" svg:y1="18.507cm" svg:x2="12.42cm" svg:y2="18.507cm" draw:start-shape="id10" draw:start-glue-point="1" draw:end-shape="id11" draw:end-glue-point="3" svg:d="M10194 18507h2226" svg:viewBox="0 0 2227 1">
          <text:p/>
        </draw:connector>
        <draw:custom-shape draw:style-name="gr19" draw:text-style-name="P4" xml:id="id12" draw:id="id12" draw:layer="layout" svg:width="3.429cm" svg:height="2.794cm" svg:x="19.42cm" svg:y="17.11cm">
          <text:p text:style-name="P3"><text:span text:style-name="T1">訓練出的</text:span></text:p>
          <text:p text:style-name="P3"><text:span text:style-name="T1">線性模型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.159cm" svg:height="1.143cm" svg:x="16.491cm" svg:y="17.037cm">
          <text:p text:style-name="P3"><text:span text:style-name="T1">複迴歸與</text:span></text:p>
          <text:p text:style-name="P3"><text:span text:style-name="T1">變數選擇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6" xml:id="id15" draw:id="id15" draw:layer="layout" svg:width="3.429cm" svg:height="2.794cm" svg:x="6.765cm" svg:y="20.35cm">
          <text:p text:style-name="P3"><text:span text:style-name="T2">驗證集</text:span></text:p>
          <text:p text:style-name="P3"><text:span text:style-name="T2">多變數</text:span></text:p>
          <text:p text:style-name="P3"><text:span text:style-name="T2">生態資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5.849cm" svg:y1="18.507cm" svg:x2="19.42cm" svg:y2="18.507cm" draw:start-shape="id11" draw:start-glue-point="1" draw:end-shape="id12" svg:d="M15849 18507h3571" svg:viewBox="0 0 3572 1">
          <text:p/>
        </draw:connector>
        <draw:custom-shape draw:style-name="gr22" draw:text-style-name="P4" xml:id="id13" draw:id="id13" draw:layer="layout" svg:width="3.429cm" svg:height="2.794cm" svg:x="27.82cm" svg:y="17.11cm">
          <text:p text:style-name="P3"><text:span text:style-name="T2">生態分數</text:span></text:p>
          <text:p text:style-name="P3"><text:span text:style-name="T2">驗證集</text:span></text:p>
          <text:p text:style-name="P3"><text:span text:style-name="T2">預測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2.849cm" svg:y1="18.507cm" svg:x2="27.82cm" svg:y2="18.507cm" draw:start-shape="id12" draw:start-glue-point="1" draw:end-shape="id13" draw:end-glue-point="3" svg:d="M22849 18507h4971" svg:viewBox="0 0 4972 1">
          <text:p/>
        </draw:connector>
        <draw:custom-shape draw:style-name="gr23" draw:text-style-name="P4" draw:layer="layout" svg:width="2.159cm" svg:height="1.143cm" svg:x="10.155cm" svg:y="17.418cm">
          <text:p text:style-name="P3"><text:span text:style-name="T1">降維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" draw:text-style-name="P4" xml:id="id14" draw:id="id14" draw:layer="layout" svg:width="3.429cm" svg:height="2.794cm" svg:x="1.765cm" svg:y="17.11cm">
          <text:p text:style-name="P3"><text:span text:style-name="T1">多變量</text:span></text:p>
          <text:p text:style-name="P3"><text:span text:style-name="T1">生態資料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5.194cm" svg:y1="18.507cm" svg:x2="6.765cm" svg:y2="18.507cm" draw:start-shape="id14" draw:start-glue-point="1" draw:end-shape="id10" draw:end-glue-point="3" svg:d="M5194 18507h1571" svg:viewBox="0 0 1572 1">
          <text:p/>
        </draw:connector>
        <draw:connector draw:style-name="gr4" draw:text-style-name="P5" draw:layer="layout" svg:x1="3.479cm" svg:y1="19.904cm" svg:x2="6.765cm" svg:y2="21.747cm" draw:start-shape="id14" draw:start-glue-point="2" draw:end-shape="id15" draw:end-glue-point="3" svg:d="M3479 19904v1843h3286" svg:viewBox="0 0 3287 1844">
          <text:p/>
        </draw:connector>
        <draw:custom-shape draw:style-name="gr25" draw:text-style-name="P4" xml:id="id16" draw:id="id16" draw:layer="layout" svg:width="3.429cm" svg:height="2.794cm" svg:x="12.428cm" svg:y="20.35cm">
          <text:p text:style-name="P3"><text:span text:style-name="T2">訓練集</text:span></text:p>
          <text:p text:style-name="P3"><text:span text:style-name="T1">單變量</text:span></text:p>
          <text:p text:style-name="P3"><text:span text:style-name="T1">生態分數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0.194cm" svg:y1="21.747cm" svg:x2="12.428cm" svg:y2="21.747cm" draw:start-shape="id15" draw:start-glue-point="1" draw:end-shape="id16" draw:end-glue-point="3" svg:d="M10194 21747h2234" svg:viewBox="0 0 2235 1">
          <text:p/>
        </draw:connector>
        <draw:custom-shape draw:style-name="gr26" draw:text-style-name="P4" draw:layer="layout" svg:width="2.159cm" svg:height="1.143cm" svg:x="10.163cm" svg:y="20.418cm">
          <text:p text:style-name="P3"><text:span text:style-name="T1">降維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7" draw:text-style-name="P5" draw:layer="layout" draw:type="curve" svg:x1="15.857cm" svg:y1="21.747cm" svg:x2="29.534cm" svg:y2="19.904cm" draw:start-shape="id16" draw:start-glue-point="1" draw:end-shape="id13" draw:end-glue-point="2" svg:d="M15857 21747c9118 0 13677-614 13677-1843" svg:viewBox="0 0 13678 1844">
          <text:p/>
        </draw:connector>
        <draw:connector draw:style-name="gr27" draw:text-style-name="P5" draw:layer="layout" draw:type="curve" svg:x1="15.95cm" svg:y1="9.75cm" svg:x2="29.235cm" svg:y2="7.747cm" draw:start-shape="id4" draw:start-glue-point="1" draw:end-shape="id6" draw:end-glue-point="2" svg:d="M15950 9750c8857 0 13285-667 13285-2003" svg:viewBox="0 0 13286 2004">
          <text:p/>
        </draw:connector>
        <draw:custom-shape draw:style-name="gr28" draw:text-style-name="P2" draw:layer="layout" svg:width="2.159cm" svg:height="1.143cm" svg:x="23.899cm" svg:y="28.219cm">
          <text:p text:style-name="P1"><text:span text:style-name="T1">輸入驗證集的</text:span></text:p>
          <text:p text:style-name="P1"><text:span text:style-name="T1">面積進行預測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4" xml:id="id17" draw:id="id17" draw:layer="layout" svg:width="3.429cm" svg:height="2.794cm" svg:x="2.165cm" svg:y="28.31cm">
          <text:p text:style-name="P3"><text:span text:style-name="T1">多變量</text:span></text:p>
          <text:p text:style-name="P3"><text:span text:style-name="T1">生態資料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18" draw:id="id18" draw:layer="layout" svg:width="3.429cm" svg:height="2.794cm" svg:x="7.82cm" svg:y="28.31cm">
          <text:p text:style-name="P3"><text:span text:style-name="T1">單變量</text:span></text:p>
          <text:p text:style-name="P3"><text:span text:style-name="T1">生態分數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5.594cm" svg:y1="29.707cm" svg:x2="7.82cm" svg:y2="29.707cm" draw:start-shape="id17" draw:start-glue-point="1" draw:end-shape="id18" draw:end-glue-point="3" svg:d="M5594 29707h2226" svg:viewBox="0 0 2227 1">
          <text:p/>
        </draw:connector>
        <draw:custom-shape draw:style-name="gr31" draw:text-style-name="P4" xml:id="id21" draw:id="id21" draw:layer="layout" svg:width="3.429cm" svg:height="2.794cm" svg:x="19.12cm" svg:y="28.31cm">
          <text:p text:style-name="P3"><text:span text:style-name="T1">訓練出的</text:span></text:p>
          <text:p text:style-name="P3"><text:span text:style-name="T1">線性模型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2.159cm" svg:height="1.143cm" svg:x="15.291cm" svg:y="27.637cm">
          <text:p text:style-name="P3"><text:span text:style-name="T2">已指定變</text:span></text:p>
          <text:p text:style-name="P3"><text:span text:style-name="T2">數</text:span><text:span text:style-name="T1">複迴歸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3" draw:text-style-name="P4" xml:id="id20" draw:id="id20" draw:layer="layout" svg:width="3.429cm" svg:height="2.794cm" svg:x="19.12cm" svg:y="25.11cm">
          <text:p text:style-name="P3"><text:span text:style-name="T2">訓練集</text:span></text:p>
          <text:p text:style-name="P3"><text:span text:style-name="T2">面積分數</text:span></text:p>
          <draw:enhanced-geometry svg:viewBox="0 0 21600 21600" draw:type="rectangle" draw:enhanced-path="M 0 0 L 21600 0 21600 21600 0 21600 0 0 Z N"/>
        </draw:custom-shape>
        <draw:custom-shape draw:style-name="gr34" draw:text-style-name="P6" xml:id="id19" draw:id="id19" draw:layer="layout" svg:width="3.429cm" svg:height="2.794cm" svg:x="12.52cm" svg:y="32.51cm">
          <text:p text:style-name="P3"><text:span text:style-name="T2">驗證集</text:span></text:p>
          <text:p text:style-name="P3"><text:span text:style-name="T2">生態分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9.534cm" svg:y1="31.104cm" svg:x2="12.52cm" svg:y2="33.907cm" draw:start-shape="id18" draw:start-glue-point="2" draw:end-shape="id19" draw:end-glue-point="3" svg:d="M9534 31104v2803h2986" svg:viewBox="0 0 2987 2804">
          <text:p/>
        </draw:connector>
        <draw:connector draw:style-name="gr4" draw:text-style-name="P5" draw:layer="layout" draw:line-skew="-0.481cm" svg:x1="19.12cm" svg:y1="26.507cm" svg:x2="19.12cm" svg:y2="29.707cm" draw:start-shape="id20" draw:start-glue-point="3" draw:end-shape="id21" svg:d="M19120 26507h-1009v3200h1009" svg:viewBox="0 0 1010 3201">
          <text:p/>
        </draw:connector>
        <draw:custom-shape draw:style-name="gr35" draw:text-style-name="P4" xml:id="id22" draw:id="id22" draw:layer="layout" svg:width="3.429cm" svg:height="2.794cm" svg:x="27.52cm" svg:y="28.31cm">
          <text:p text:style-name="P3"><text:span text:style-name="T2">生態分數</text:span></text:p>
          <text:p text:style-name="P3"><text:span text:style-name="T2">驗證集</text:span></text:p>
          <text:p text:style-name="P3"><text:span text:style-name="T2">預測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2.549cm" svg:y1="29.707cm" svg:x2="27.52cm" svg:y2="29.707cm" draw:start-shape="id21" draw:start-glue-point="1" draw:end-shape="id22" draw:end-glue-point="3" svg:d="M22549 29707h4971" svg:viewBox="0 0 4972 1">
          <text:p/>
        </draw:connector>
        <draw:custom-shape draw:style-name="gr36" draw:text-style-name="P4" draw:layer="layout" svg:width="2.159cm" svg:height="1.143cm" svg:x="5.555cm" svg:y="28.618cm">
          <text:p text:style-name="P3"><text:span text:style-name="T1">降維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7" draw:text-style-name="P5" draw:layer="layout" draw:type="curve" svg:x1="15.949cm" svg:y1="33.907cm" svg:x2="29.234cm" svg:y2="31.104cm" draw:start-shape="id19" draw:start-glue-point="1" draw:end-shape="id22" draw:end-glue-point="2" svg:d="M15949 33907c8857 0 13285-934 13285-2803" svg:viewBox="0 0 13286 2804">
          <text:p/>
        </draw:connector>
        <draw:custom-shape draw:style-name="gr37" draw:text-style-name="P4" xml:id="id23" draw:id="id23" draw:layer="layout" svg:width="3.429cm" svg:height="2.794cm" svg:x="23.327cm" svg:y="1.534cm">
          <text:p text:style-name="P3"><text:span text:style-name="T2">驗證集</text:span></text:p>
          <text:p text:style-name="P3"><text:span text:style-name="T2">面積分數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26.756cm" svg:y1="2.931cm" svg:x2="29.235cm" svg:y2="4.953cm" draw:start-shape="id23" draw:start-glue-point="1" draw:end-shape="id6" draw:end-glue-point="0" svg:d="M26756 2931c1653 0 2479 674 2479 2022" svg:viewBox="0 0 2480 2023">
          <text:p/>
        </draw:connector>
        <draw:custom-shape draw:style-name="gr38" draw:text-style-name="P4" xml:id="id24" draw:id="id24" draw:layer="layout" svg:width="3.429cm" svg:height="2.794cm" svg:x="23.518cm" svg:y="13.656cm">
          <text:p text:style-name="P3"><text:span text:style-name="T2">驗證集</text:span></text:p>
          <text:p text:style-name="P3"><text:span text:style-name="T2">面積分數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26.947cm" svg:y1="15.053cm" svg:x2="29.534cm" svg:y2="17.11cm" draw:start-shape="id24" draw:start-glue-point="1" draw:end-shape="id13" draw:end-glue-point="0" svg:d="M26947 15053c1725 0 2587 685 2587 2057" svg:viewBox="0 0 2588 2058">
          <text:p/>
        </draw:connector>
        <draw:custom-shape draw:style-name="gr39" draw:text-style-name="P4" xml:id="id25" draw:id="id25" draw:layer="layout" svg:width="3.429cm" svg:height="2.794cm" svg:x="15.927cm" svg:y="1.534cm">
          <text:p text:style-name="P3"><text:span text:style-name="T2">訓練集</text:span></text:p>
          <text:p text:style-name="P3"><text:span text:style-name="T2">面積分數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19.356cm" svg:y1="2.931cm" svg:x2="20.835cm" svg:y2="4.953cm" draw:start-shape="id25" draw:start-glue-point="1" draw:end-shape="id5" draw:end-glue-point="0" svg:d="M19356 2931c986 0 1479 674 1479 2022" svg:viewBox="0 0 1480 2023">
          <text:p/>
        </draw:connector>
        <draw:custom-shape draw:style-name="gr40" draw:text-style-name="P4" xml:id="id26" draw:id="id26" draw:layer="layout" svg:width="3.429cm" svg:height="2.794cm" svg:x="15.918cm" svg:y="13.656cm">
          <text:p text:style-name="P3"><text:span text:style-name="T2">訓練集</text:span></text:p>
          <text:p text:style-name="P3"><text:span text:style-name="T2">面積分數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19.347cm" svg:y1="15.053cm" svg:x2="21.134cm" svg:y2="17.11cm" draw:start-shape="id26" draw:start-glue-point="1" draw:end-shape="id12" draw:end-glue-point="0" svg:d="M19347 15053c1192 0 1787 685 1787 2057" svg:viewBox="0 0 1788 2058">
          <text:p/>
        </draw:connector>
        <draw:custom-shape draw:style-name="gr41" draw:text-style-name="P4" xml:id="id27" draw:id="id27" draw:layer="layout" svg:width="3.429cm" svg:height="2.794cm" svg:x="23.313cm" svg:y="24.811cm">
          <text:p text:style-name="P3"><text:span text:style-name="T2">驗證集</text:span></text:p>
          <text:p text:style-name="P3"><text:span text:style-name="T2">面積分數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26.742cm" svg:y1="26.208cm" svg:x2="29.234cm" svg:y2="28.31cm" draw:start-shape="id27" draw:start-glue-point="1" draw:end-shape="id22" draw:end-glue-point="0" svg:d="M26742 26208c1662 0 2492 700 2492 2102" svg:viewBox="0 0 2493 21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Noto Sans CJK TC1" svg:font-family="'Noto Sans CJK TC'" style:font-adornments="Regular" style:font-family-generic="swiss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1.448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7T23:28:51.239041000</meta:creation-date>
    <dc:date>2015-11-18T06:03:23.438596000</dc:date>
    <meta:editing-duration>PT1H29S</meta:editing-duration>
    <meta:editing-cycles>21</meta:editing-cycles>
    <meta:generator>LibreOffice/5.0.3.2$MacOSX_X86_64 LibreOffice_project/e5f16313668ac592c1bfb310f4390624e3dbfb75</meta:generator>
    <meta:document-statistic meta:object-count="64"/>
  </office:meta>
</office:document-meta>
</file>